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21" manifest:media-type="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eeb0a" officeooo:paragraph-rsid="001eeb0a"/>
    </style:style>
    <style:style style:name="P2" style:family="paragraph" style:parent-style-name="Standard">
      <style:paragraph-properties fo:text-align="justify" style:justify-single-word="false"/>
      <style:text-properties officeooo:rsid="001eeb0a" officeooo:paragraph-rsid="001eeb0a"/>
    </style:style>
    <style:style style:name="P3" style:family="paragraph" style:parent-style-name="Standard">
      <style:paragraph-properties fo:text-align="center" style:justify-single-word="false"/>
      <style:text-properties officeooo:rsid="001eeb0a" officeooo:paragraph-rsid="001eeb0a"/>
    </style:style>
    <style:style style:name="P4" style:family="paragraph" style:parent-style-name="Standard">
      <style:paragraph-properties fo:text-align="justify" style:justify-single-word="false"/>
      <style:text-properties officeooo:rsid="001fd652" officeooo:paragraph-rsid="001fd652"/>
    </style:style>
    <style:style style:name="P5" style:family="paragraph" style:parent-style-name="Standard">
      <style:paragraph-properties fo:text-align="center" style:justify-single-word="false"/>
      <style:text-properties officeooo:rsid="0020281c" officeooo:paragraph-rsid="0020281c"/>
    </style:style>
    <style:style style:name="P6" style:family="paragraph" style:parent-style-name="Standard">
      <style:paragraph-properties fo:text-align="justify" style:justify-single-word="false"/>
      <style:text-properties officeooo:rsid="0020281c" officeooo:paragraph-rsid="0020281c"/>
    </style:style>
    <style:style style:name="P7" style:family="paragraph" style:parent-style-name="Standard">
      <style:paragraph-properties fo:text-align="justify" style:justify-single-word="false"/>
      <style:text-properties officeooo:rsid="0020281c" officeooo:paragraph-rsid="001fd652"/>
    </style:style>
    <style:style style:name="P8" style:family="paragraph" style:parent-style-name="Standard">
      <style:paragraph-properties fo:text-align="justify" style:justify-single-word="false"/>
      <style:text-properties officeooo:rsid="00207559" officeooo:paragraph-rsid="00207559"/>
    </style:style>
    <style:style style:name="P9" style:family="paragraph" style:parent-style-name="Standard">
      <style:paragraph-properties fo:text-align="justify" style:justify-single-word="false"/>
      <style:text-properties officeooo:rsid="00207559" officeooo:paragraph-rsid="0024fcb3"/>
    </style:style>
    <style:style style:name="P10" style:family="paragraph" style:parent-style-name="Standard">
      <style:paragraph-properties fo:text-align="center" style:justify-single-word="false"/>
      <style:text-properties officeooo:rsid="00260bb3" officeooo:paragraph-rsid="00260bb3"/>
    </style:style>
    <style:style style:name="P11" style:family="paragraph" style:parent-style-name="Standard">
      <style:paragraph-properties fo:text-align="justify" style:justify-single-word="false"/>
      <style:text-properties officeooo:rsid="00260bb3" officeooo:paragraph-rsid="00260bb3"/>
    </style:style>
    <style:style style:name="P12" style:family="paragraph" style:parent-style-name="Standard">
      <style:paragraph-properties fo:text-align="justify" style:justify-single-word="false"/>
      <style:text-properties officeooo:rsid="0021ad5a" officeooo:paragraph-rsid="002837d4"/>
    </style:style>
    <style:style style:name="P13" style:family="paragraph" style:parent-style-name="Standard">
      <style:paragraph-properties fo:text-align="center" style:justify-single-word="false"/>
      <style:text-properties officeooo:rsid="0021ad5a" officeooo:paragraph-rsid="002837d4"/>
    </style:style>
    <style:style style:name="P14" style:family="paragraph" style:parent-style-name="Standard">
      <style:paragraph-properties fo:text-align="start" style:justify-single-word="false"/>
      <style:text-properties officeooo:rsid="002775d3" officeooo:paragraph-rsid="002837d4"/>
    </style:style>
    <style:style style:name="P15" style:family="paragraph" style:parent-style-name="Standard">
      <style:paragraph-properties fo:text-align="center" style:justify-single-word="false"/>
      <style:text-properties officeooo:rsid="002775d3" officeooo:paragraph-rsid="002775d3"/>
    </style:style>
    <style:style style:name="P16" style:family="paragraph" style:parent-style-name="Standard">
      <style:paragraph-properties fo:text-align="center" style:justify-single-word="false"/>
      <style:text-properties officeooo:rsid="002775d3" officeooo:paragraph-rsid="002837d4"/>
    </style:style>
    <style:style style:name="P17" style:family="paragraph" style:parent-style-name="Standard">
      <style:paragraph-properties fo:text-align="justify" style:justify-single-word="false"/>
      <style:text-properties officeooo:rsid="002775d3" officeooo:paragraph-rsid="002775d3"/>
    </style:style>
    <style:style style:name="P18" style:family="paragraph" style:parent-style-name="Standard">
      <style:paragraph-properties fo:text-align="start" style:justify-single-word="false"/>
      <style:text-properties officeooo:rsid="002cd5f6" officeooo:paragraph-rsid="002cd5f6"/>
    </style:style>
    <style:style style:name="P19" style:family="paragraph" style:parent-style-name="Standard">
      <style:paragraph-properties fo:text-align="center" style:justify-single-word="false"/>
      <style:text-properties officeooo:rsid="002cd5f6" officeooo:paragraph-rsid="002cd5f6"/>
    </style:style>
    <style:style style:name="P20" style:family="paragraph" style:parent-style-name="Standard">
      <style:paragraph-properties fo:text-align="start" style:justify-single-word="false"/>
      <style:text-properties officeooo:rsid="00305ca0" officeooo:paragraph-rsid="00305ca0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2775d3" officeooo:paragraph-rsid="002775d3" style:font-weight-asian="bold" style:font-weight-complex="bold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20281c" officeooo:paragraph-rsid="0020281c"/>
    </style:style>
    <style:style style:name="P23" style:family="paragraph" style:parent-style-name="Standard">
      <style:paragraph-properties fo:text-align="center" style:justify-single-word="false"/>
      <style:text-properties officeooo:rsid="0020281c" officeooo:paragraph-rsid="00353578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207559" officeooo:paragraph-rsid="00207559"/>
    </style:style>
    <style:style style:name="P25" style:family="paragraph" style:parent-style-name="Standard" style:list-style-name="L1">
      <style:paragraph-properties fo:text-align="justify" style:justify-single-word="false"/>
      <style:text-properties officeooo:rsid="00207559" officeooo:paragraph-rsid="002837d4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207559" officeooo:paragraph-rsid="0024fcb3"/>
    </style:style>
    <style:style style:name="P27" style:family="paragraph" style:parent-style-name="Standard">
      <style:paragraph-properties fo:text-align="justify" style:justify-single-word="false"/>
      <style:text-properties officeooo:rsid="00207559" officeooo:paragraph-rsid="003712cb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2775d3" officeooo:paragraph-rsid="002775d3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rsid="00353578" officeooo:paragraph-rsid="00353578"/>
    </style:style>
    <style:style style:name="P30" style:family="paragraph" style:parent-style-name="Standard">
      <style:paragraph-properties fo:text-align="start" style:justify-single-word="false"/>
      <style:text-properties officeooo:rsid="002775d3" officeooo:paragraph-rsid="002837d4"/>
    </style:style>
    <style:style style:name="P31" style:family="paragraph" style:parent-style-name="Standard">
      <style:paragraph-properties fo:text-align="justify" style:justify-single-word="false"/>
      <style:text-properties officeooo:rsid="003712cb" officeooo:paragraph-rsid="003712cb"/>
    </style:style>
    <style:style style:name="T1" style:family="text">
      <style:text-properties officeooo:rsid="002028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53578" style:font-weight-asian="bold" style:font-weight-complex="bold"/>
    </style:style>
    <style:style style:name="T4" style:family="text">
      <style:text-properties officeooo:rsid="00207559"/>
    </style:style>
    <style:style style:name="T5" style:family="text">
      <style:text-properties officeooo:rsid="0021ad5a"/>
    </style:style>
    <style:style style:name="T6" style:family="text">
      <style:text-properties officeooo:rsid="0023108c"/>
    </style:style>
    <style:style style:name="T7" style:family="text">
      <style:text-properties officeooo:rsid="0024fcb3"/>
    </style:style>
    <style:style style:name="T8" style:family="text">
      <style:text-properties officeooo:rsid="0025e98b"/>
    </style:style>
    <style:style style:name="T9" style:family="text">
      <style:text-properties officeooo:rsid="00260bb3"/>
    </style:style>
    <style:style style:name="T10" style:family="text">
      <style:text-properties officeooo:rsid="002775d3"/>
    </style:style>
    <style:style style:name="T11" style:family="text">
      <style:text-properties officeooo:rsid="00305ca0"/>
    </style:style>
    <style:style style:name="T12" style:family="text">
      <style:text-properties officeooo:rsid="0032359d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353578"/>
    </style:style>
    <style:style style:name="T16" style:family="text">
      <style:text-properties officeooo:rsid="003712c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utomatização S-SEBI:</text:p>
      <text:p text:style-name="P8"/>
      <text:p text:style-name="P1">No S-SEBI, uma das variáveis mais abstratas envolvidas no cálculo é a fração evaporativa (Λ), que é dada pela seguinte fórmula:<text:line-break/></text:p>
      <text:p text:style-name="P3"><draw:frame draw:style-name="fr1" draw:name="Objeto13" text:anchor-type="as-char" svg:y="-0.623cm" svg:width="3.888cm" svg:height="1.072cm" draw:z-index="1"><draw:object xlink:href="./Object 13" xlink:type="simple" xlink:show="embed" xlink:actuate="onLoad"/><draw:image xlink:href="./ObjectReplacements/Object 13" xlink:type="simple" xlink:show="embed" xlink:actuate="onLoad"/><svg:desc>fórmula</svg:desc></draw:frame><draw:frame draw:style-name="fr1" draw:name="Objeto32" text:anchor-type="as-char" svg:y="-0.386cm" svg:width="0.734cm" svg:height="0.51cm" draw:z-index="1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<text:p text:style-name="P2"/>
      <text:p text:style-name="P2"><text:tab/>Entretanto, para o cálculo de <draw:frame draw:style-name="fr1" draw:name="Objeto19" text:anchor-type="as-char" svg:y="-0.377cm" svg:width="0.804cm" svg:height="0.469cm" draw:z-index="12"><draw:object xlink:href="./Object 19" xlink:type="simple" xlink:show="embed" xlink:actuate="onLoad"/><draw:image xlink:href="./ObjectReplacements/Object 19" xlink:type="simple" xlink:show="embed" xlink:actuate="onLoad"/><svg:desc>fórmula</svg:desc></draw:frame> <text:s/>e <draw:frame draw:style-name="fr1" draw:name="Objeto20" text:anchor-type="as-char" svg:y="-0.377cm" svg:width="0.573cm" svg:height="0.469cm" draw:z-index="13"><draw:object xlink:href="./Object 20" xlink:type="simple" xlink:show="embed" xlink:actuate="onLoad"/><draw:image xlink:href="./ObjectReplacements/Object 20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2"/>
      <text:p text:style-name="P3"><draw:frame draw:style-name="fr1" draw:name="Objeto12" text:anchor-type="as-char" svg:y="-0.684cm" svg:width="2.69cm" svg:height="1.254cm" draw:z-index="14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Objeto33" text:anchor-type="as-char" svg:y="-0.386cm" svg:width="0.736cm" svg:height="0.51cm" draw:z-index="15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<text:p text:style-name="P4"/>
      <text:p text:style-name="P4">onde <draw:frame draw:style-name="fr1" draw:name="Objeto14" text:anchor-type="as-char" svg:y="-0.377cm" svg:width="0.616cm" svg:height="0.533cm" draw:z-index="16"><draw:object xlink:href="./Object 14" xlink:type="simple" xlink:show="embed" xlink:actuate="onLoad"/><draw:image xlink:href="./ObjectReplacements/Object 14" xlink:type="simple" xlink:show="embed" xlink:actuate="onLoad"/><svg:desc>fórmula</svg:desc></draw:frame> é a temperatura da superfície, <draw:frame draw:style-name="fr1" draw:name="Objeto15" text:anchor-type="as-char" svg:y="-0.377cm" svg:width="0.704cm" svg:height="0.533cm" draw:z-index="17"><draw:object xlink:href="./Object 15" xlink:type="simple" xlink:show="embed" xlink:actuate="onLoad"/><draw:image xlink:href="./ObjectReplacements/Object 15" xlink:type="simple" xlink:show="embed" xlink:actuate="onLoad"/><svg:desc>fórmula</svg:desc></draw:frame> e <draw:frame draw:style-name="fr1" draw:name="Objeto16" text:anchor-type="as-char" svg:y="-0.377cm" svg:width="0.843cm" svg:height="0.533cm" draw:z-index="18"><draw:object xlink:href="./Object 16" xlink:type="simple" xlink:show="embed" xlink:actuate="onLoad"/><draw:image xlink:href="./ObjectReplacements/Object 16" xlink:type="simple" xlink:show="embed" xlink:actuate="onLoad"/><svg:desc>fórmula</svg:desc></draw:frame> são as temperaturas correspondentes aos contrastes de seca e umidade para um certo valor de albedo <text:span text:style-name="T1">(Figura 1)</text:span>. <text:span text:style-name="T1">Aplica-se então a regressão linear em pontos na região das retas </text:span><text:span text:style-name="T1"><draw:frame draw:style-name="fr1" draw:name="Objeto17" text:anchor-type="as-char" svg:y="-0.377cm" svg:width="1.009cm" svg:height="0.533cm" draw:z-index="19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1"> e </text:span><text:span text:style-name="T1"><draw:frame draw:style-name="fr1" draw:name="Objeto18" text:anchor-type="as-char" svg:y="-0.377cm" svg:width="1.242cm" svg:height="0.533cm" draw:z-index="20"><draw:object xlink:href="./Object 18" xlink:type="simple" xlink:show="embed" xlink:actuate="onLoad"/><draw:image xlink:href="./ObjectReplacements/Object 18" xlink:type="simple" xlink:show="embed" xlink:actuate="onLoad"/><svg:desc>fórmula</svg:desc></draw:frame></text:span><text:span text:style-name="T1"> para se obter as equações das retas que representam os limites superiores (máximos) e inferiores (mínimos).</text:span></text:p>
      <text:p text:style-name="P4"/>
      <text:p text:style-name="P4"/>
      <text:p text:style-name="P7"/>
      <text:p text:style-name="P6"/>
      <text:p text:style-name="P5"><text:span text:style-name="T2">Figura 1</text:span>- Representação esquemática do gráfico de dispersão de temperatura da </text:p>
      <text:p text:style-name="P5">superfície e albedo (nível de reflectância) e as retas limite (Método por exaustão).</text:p>
      <text:p text:style-name="P6"/>
      <text:p text:style-name="P6"><text:tab/>Na <text:span text:style-name="T2">Figura 1</text:span> as retas foram calculados através do método de exaustão, onde <text:span text:style-name="T4">a razão Temperatura/Albedo foi primeiramente plotada e os coeficientes das retas foram calculados pelo método de exaustão, ou seja, à mão.</text:span></text:p>
      <text:p text:style-name="P6"/>
      <text:p text:style-name="P6"><text:tab/>O método encontrado para automatizar esse cálculo foi:</text:p>
      <text:list xml:id="list1310875886453813565" text:style-name="L1">
        <text:list-item>
          <text:p text:style-name="P22">Consider<text:span text:style-name="T7">a-se</text:span> as temperaturas cujo albedo variem de 0,0 à 0,<text:span text:style-name="T9">2</text:span> <text:span text:style-name="T4">(faixa A)</text:span> ou 0,75 à 1,0 <text:span text:style-name="T4">(faixa B)</text:span>;</text:p>
        </text:list-item>
        <text:list-item>
          <text:p text:style-name="P24">De cada faixa, pega-se os 20 <text:span text:style-name="T16">(vinte)</text:span> maiores e os 20 <text:span text:style-name="T16">(vinte)</text:span> menores valores de temperatura, resultando em 4 <text:span text:style-name="T16">(quatro)</text:span> valores <text:s/>(chamaremos <text:span text:style-name="T12">de</text:span><draw:frame draw:style-name="fr1" draw:name="Objeto21" text:anchor-type="as-char" svg:y="-0.377cm" svg:width="1.185cm" svg:height="0.533cm" draw:z-index="21"><draw:object xlink:href="./Object 21" xlink:type="simple" xlink:show="embed" xlink:actuate="onLoad"/><draw:image xlink:href="./ObjectReplacements/Object 21" xlink:type="simple" xlink:show="embed" xlink:actuate="onLoad"/></draw:frame> as temperaturas alta e baixa, respectivamente, da faixa A e <draw:frame draw:style-name="fr1" draw:name="Objeto22" text:anchor-type="as-char" svg:y="-0.377cm" svg:width="1.205cm" svg:height="0.533cm" draw:z-index="22"><draw:object xlink:href="./Object 22" xlink:type="simple" xlink:show="embed" xlink:actuate="onLoad"/><draw:image xlink:href="./ObjectReplacements/Object 22" xlink:type="simple" xlink:show="embed" xlink:actuate="onLoad"/><svg:desc>fórmula</svg:desc></draw:frame>as temperaturas alta e baixa, respectivamente, da faixa B);</text:p>
        </text:list-item>
        <text:list-item>
          <text:p text:style-name="P24">Nesse ponto já se tem todos os valores das ordenadas d<text:span text:style-name="T8">os </text:span>par<text:span text:style-name="T8">es</text:span> ordenado<text:span text:style-name="T8">s</text:span>, resta agora os valores das abscissas. <text:span text:style-name="T6">Por convenção, p</text:span>ara a faixa A, considera-se <draw:frame draw:style-name="fr1" draw:name="Objeto23" text:anchor-type="as-char" svg:y="-0.377cm" svg:width="1.446cm" svg:height="0.533cm" draw:z-index="23"><draw:object xlink:href="./Object 23" xlink:type="simple" xlink:show="embed" xlink:actuate="onLoad"/><draw:image xlink:href="./ObjectReplacements/Object 23" xlink:type="simple" xlink:show="embed" xlink:actuate="onLoad"/><svg:desc>fórmula</svg:desc></draw:frame>; para a faixa B, considera-se <draw:frame draw:style-name="fr1" draw:name="Objeto24" text:anchor-type="as-char" svg:y="-0.377cm" svg:width="1.453cm" svg:height="0.533cm" draw:z-index="29"><draw:object xlink:href="./Object 24" xlink:type="simple" xlink:show="embed" xlink:actuate="onLoad"/><draw:image xlink:href="./ObjectReplacements/Object 24" xlink:type="simple" xlink:show="embed" xlink:actuate="onLoad"/><svg:desc>fórmula</svg:desc></draw:frame>;</text:p>
        </text:list-item>
        <text:list-item>
          <text:p text:style-name="P25"><text:span text:style-name="T10">T</text:span>em-se <text:span text:style-name="T10">então</text:span> os pares ordenados <draw:frame draw:style-name="fr1" draw:name="Objeto25" text:anchor-type="as-char" svg:y="-0.386cm" svg:width="3.014cm" svg:height="0.542cm" draw:z-index="31"><draw:object xlink:href="./Object 25" xlink:type="simple" xlink:show="embed" xlink:actuate="onLoad"/><draw:image xlink:href="./ObjectReplacements/Object 25" xlink:type="simple" xlink:show="embed" xlink:actuate="onLoad"/><svg:desc>fórmula</svg:desc></draw:frame><text:span text:style-name="T5"> – que serão usados para calcular a reta limite superior – e </text:span><text:span text:style-name="T5"><draw:frame draw:style-name="fr1" draw:name="Objeto26" text:anchor-type="as-char" svg:y="-0.386cm" svg:width="3.03cm" svg:height="0.542cm" draw:z-index="32"><draw:object xlink:href="./Object 26" xlink:type="simple" xlink:show="embed" xlink:actuate="onLoad"/><draw:image xlink:href="./ObjectReplacements/Object 26" xlink:type="simple" xlink:show="embed" xlink:actuate="onLoad"/><svg:desc>fórmula</svg:desc></draw:frame></text:span><text:span text:style-name="T5"> – que serão usados para calcular a reta limite inferior. <text:s/></text:span></text:p>
        </text:list-item>
      </text:list>
      <text:p text:style-name="P12"><text:tab/></text:p>
      <text:p text:style-name="P12"><text:tab/>Tendo os quatro pontos, basta agora aplicá-los à definição da equação da reta:</text:p>
      <text:p text:style-name="P12"/>
      <text:p text:style-name="P13"><draw:frame draw:style-name="fr1" draw:name="Objeto37" text:anchor-type="as-char" svg:y="-1.563cm" svg:width="9.76cm" svg:height="1.741cm" draw:z-index="33"><draw:object xlink:href="./Object 37" xlink:type="simple" xlink:show="embed" xlink:actuate="onLoad"/><draw:image xlink:href="./ObjectReplacements/Object 37" xlink:type="simple" xlink:show="embed" xlink:actuate="onLoad"/></draw:frame></text:p>
      <text:list xml:id="list205432348297618" text:continue-numbering="true" text:style-name="L1">
        <text:list-header>
          <text:p text:style-name="P26"/>
        </text:list-header>
      </text:list>
      <text:p text:style-name="P9"/>
      <text:p text:style-name="P11"><text:soft-page-break/><text:tab/>Fazendo <draw:frame draw:style-name="fr1" draw:name="Objeto2" text:anchor-type="as-char" svg:y="-0.386cm" svg:width="2.23cm" svg:height="0.542cm" draw:z-index="10"><draw:object xlink:href="./Object 2" xlink:type="simple" xlink:show="embed" xlink:actuate="onLoad"/><draw:image xlink:href="./ObjectReplacements/Object 2" xlink:type="simple" xlink:show="embed" xlink:actuate="onLoad"/></draw:frame>,<draw:frame draw:style-name="fr1" draw:name="Objeto3" text:anchor-type="as-char" svg:y="-0.386cm" svg:width="2.161cm" svg:height="0.542cm" draw:z-index="0"><draw:object xlink:href="./Object 3" xlink:type="simple" xlink:show="embed" xlink:actuate="onLoad"/><draw:image xlink:href="./ObjectReplacements/Object 3" xlink:type="simple" xlink:show="embed" xlink:actuate="onLoad"/></draw:frame>e <draw:frame draw:style-name="fr1" draw:name="Objeto4" text:anchor-type="as-char" svg:y="-0.386cm" svg:width="3.022cm" svg:height="0.542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, como <text:span text:style-name="T13">a</text:span> e <text:span text:style-name="T13">b</text:span> não são simultaneamente nulos , temos:</text:p>
      <text:p text:style-name="P10"/>
      <text:p text:style-name="P10"><draw:frame draw:style-name="fr1" draw:name="Objeto5" text:anchor-type="as-char" svg:y="-0.377cm" svg:width="2.424cm" svg:height="0.499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10"><draw:frame draw:style-name="fr1" draw:name="Objeto6" text:anchor-type="as-char" svg:y="-0.386cm" svg:width="4.14cm" svg:height="0.51cm" draw:z-index="4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0"/>
      <text:p text:style-name="P17"><text:tab/>Isolando y na equação geral, te<text:span text:style-name="T11">remos a equação reduzida da reta</text:span>:</text:p>
      <text:p text:style-name="P15"><draw:frame draw:style-name="fr1" draw:name="Objeto7" text:anchor-type="as-char" svg:y="-0.623cm" svg:width="2.374cm" svg:height="1.072cm" draw:z-index="5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21"><draw:frame draw:style-name="fr1" draw:name="Objeto8" text:anchor-type="as-char" svg:y="-0.623cm" svg:width="1.49cm" svg:height="1.058cm" draw:z-index="6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21"><draw:frame draw:style-name="fr1" draw:name="Objeto9" text:anchor-type="as-char" svg:y="-0.623cm" svg:width="1.466cm" svg:height="1.164cm" draw:z-index="7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15"/>
      <text:p text:style-name="P14"><text:tab/><text:span text:style-name="T11">Voltando ao S-SEBI, as equações reduzidas das retas limite serão dadas por:</text:span></text:p>
      <text:p text:style-name="P16"><draw:frame draw:style-name="fr1" draw:name="Objeto10" text:anchor-type="as-char" svg:y="-0.377cm" svg:width="2.702cm" svg:height="0.533cm" draw:z-index="8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Objeto34" text:anchor-type="as-char" svg:y="-0.386cm" svg:width="0.741cm" svg:height="0.51cm" draw:z-index="35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<text:p text:style-name="P16"/>
      <text:p text:style-name="P16"><draw:frame draw:style-name="fr1" draw:name="Objeto11" text:anchor-type="as-char" svg:y="-0.377cm" svg:width="3.119cm" svg:height="0.533cm" draw:z-index="9"><draw:object xlink:href="./Object 11" xlink:type="simple" xlink:show="embed" xlink:actuate="onLoad"/><draw:image xlink:href="./ObjectReplacements/Object 11" xlink:type="simple" xlink:show="embed" xlink:actuate="onLoad"/><svg:desc>fórmula</svg:desc></draw:frame><draw:frame draw:style-name="fr1" draw:name="Objeto35" text:anchor-type="as-char" svg:y="-0.386cm" svg:width="0.762cm" svg:height="0.51cm" draw:z-index="36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<text:p text:style-name="P14"/>
      <text:p text:style-name="P20">onde <draw:frame draw:style-name="fr1" draw:name="Objeto27" text:anchor-type="as-char" svg:y="-0.377cm" svg:width="0.649cm" svg:height="0.533cm" draw:z-index="24"><draw:object xlink:href="./Object 27" xlink:type="simple" xlink:show="embed" xlink:actuate="onLoad"/><draw:image xlink:href="./ObjectReplacements/Object 27" xlink:type="simple" xlink:show="embed" xlink:actuate="onLoad"/></draw:frame>, <draw:frame draw:style-name="fr1" draw:name="Objeto28" text:anchor-type="as-char" svg:y="-0.377cm" svg:width="0.788cm" svg:height="0.533cm" draw:z-index="25"><draw:object xlink:href="./Object 28" xlink:type="simple" xlink:show="embed" xlink:actuate="onLoad"/><draw:image xlink:href="./ObjectReplacements/Object 28" xlink:type="simple" xlink:show="embed" xlink:actuate="onLoad"/><svg:desc>fórmula</svg:desc></draw:frame> <draw:frame draw:style-name="fr1" draw:name="Objeto29" text:anchor-type="as-char" svg:y="-0.377cm" svg:width="0.647cm" svg:height="0.533cm" draw:z-index="26"><draw:object xlink:href="./Object 29" xlink:type="simple" xlink:show="embed" xlink:actuate="onLoad"/><draw:image xlink:href="./ObjectReplacements/Object 29" xlink:type="simple" xlink:show="embed" xlink:actuate="onLoad"/><svg:desc>fórmula</svg:desc></draw:frame> e <draw:frame draw:style-name="fr1" draw:name="Objeto30" text:anchor-type="as-char" svg:y="-0.377cm" svg:width="0.787cm" svg:height="0.533cm" draw:z-index="27"><draw:object xlink:href="./Object 30" xlink:type="simple" xlink:show="embed" xlink:actuate="onLoad"/><draw:image xlink:href="./ObjectReplacements/Object 30" xlink:type="simple" xlink:show="embed" xlink:actuate="onLoad"/><svg:desc>fórmula</svg:desc></draw:frame>são os coeficientes das retas encontradas e <draw:frame draw:style-name="fr1" draw:name="Objeto1" text:anchor-type="as-char" svg:y="-0.215cm" svg:width="0.616cm" svg:height="0.37cm" draw:z-index="30"><draw:object xlink:href="./Object 1" xlink:type="simple" xlink:show="embed" xlink:actuate="onLoad"/><draw:image xlink:href="./ObjectReplacements/Object 1" xlink:type="simple" xlink:show="embed" xlink:actuate="onLoad"/><svg:desc>fórmula</svg:desc></draw:frame><text:span text:style-name="T12">é o albedo da superfície.</text:span></text:p>
      <text:p text:style-name="P20"/>
      <text:p text:style-name="P18"><text:tab/>Substituindo as equações (0<text:span text:style-name="T12">3</text:span>) e (<text:span text:style-name="T12">04</text:span>) em (0<text:span text:style-name="T12">2</text:span>), tem-se: </text:p>
      <text:p text:style-name="P18"/>
      <text:p text:style-name="P19"><draw:frame draw:style-name="fr1" draw:name="Objeto31" text:anchor-type="as-char" svg:y="-0.684cm" svg:width="4.939cm" svg:height="1.219cm" draw:z-index="28"><draw:object xlink:href="./Object 31" xlink:type="simple" xlink:show="embed" xlink:actuate="onLoad"/><draw:image xlink:href="./ObjectReplacements/Object 31" xlink:type="simple" xlink:show="embed" xlink:actuate="onLoad"/><svg:desc>fórmula</svg:desc></draw:frame><draw:frame draw:style-name="fr1" draw:name="Objeto36" text:anchor-type="as-char" svg:y="-0.386cm" svg:width="0.956cm" svg:height="0.51cm" draw:z-index="34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<text:p text:style-name="P14"/>
      <text:p text:style-name="P29"><text:tab/>Após essa bateria de cálculos, obteve-se o seguinte gráfico:</text:p>
      <text:p text:style-name="P29"/>
      <text:p text:style-name="P23"><text:span text:style-name="T2">Figura </text:span><text:span text:style-name="T3">2</text:span>- Representação esquemática do gráfico de dispersão de temperatura da </text:p>
      <text:p text:style-name="P23">superfície e albedo (nível de reflectância) e as retas limite (Método <text:span text:style-name="T15">automatizado</text:span>).</text:p>
      <text:p text:style-name="P14"/>
      <text:p text:style-name="P14"><text:tab/><text:span text:style-name="T16">A aproximação dos coeficientes das retas pelo método de exaustão e pelo método automatizado atingiu até % de precisão nas imagens testadas.</text:span></text:p>
      <text:p text:style-name="P14"/>
      <text:p text:style-name="P27"/>
      <text:p text:style-name="P27"/>
      <text:p text:style-name="P27"/>
      <text:p text:style-name="P27">Automatização SSEB:</text:p>
      <text:p text:style-name="P27"/>
      <text:p text:style-name="P31">Já no algoritmo SSEB, a variável abstrata é a fração de evapotranspiração, que <text:s/>utiliza o artifício de encontrar 3 (três) pixels-âncora quentes e 3 (três) pixels-âncora frios de acordo com os valores do NDVI (<text:span text:style-name="T14">Normalized Difference Vegetation Index</text:span>), ou seja, para um dado período, o pixel frio representa culturas bem vegetadas e bem regadas, selecionado pela combinação de valores baixos de T s e altos valores de IVDN. Já o pixel quente representa vegetação de baixa densidade e solo relativamente seco, identificado por altos valores de T s e baixos valores de NDVI (SENAY<text:span text:style-name="T14"> et al</text:span>., 2007; 2011b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2:40:55.154310274</meta:creation-date>
    <meta:editing-duration>PT7H50M58S</meta:editing-duration>
    <meta:editing-cycles>16</meta:editing-cycles>
    <meta:generator>LibreOffice/4.2.4.2$Linux_X86_64 LibreOffice_project/420m0$Build-2</meta:generator>
    <dc:date>2014-07-21T20:54:31.078701407</dc:date>
    <meta:document-statistic meta:table-count="0" meta:image-count="0" meta:object-count="37" meta:page-count="2" meta:paragraph-count="36" meta:word-count="517" meta:character-count="3175" meta:non-whitespace-character-count="2648"/>
  </office:meta>
</office:document-meta>
</file>

<file path=Object 1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10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11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12/content.xml><?xml version="1.0" encoding="utf-8"?>
<math xmlns="http://www.w3.org/1998/Math/MathML" display="block">
  <semantics>
    <mrow>
      <mi mathvariant="normal">Λ</mi>
      <mo stretchy="false">=</mo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{ T_{H} - T_{0}} over {T_{H} - T_{L E}} </annotation>
  </semantics>
</math>
</file>

<file path=Object 13/content.xml><?xml version="1.0" encoding="utf-8"?>
<math xmlns="http://www.w3.org/1998/Math/MathML" display="block">
  <semantics>
    <mrow>
      <mi mathvariant="normal">Λ</mi>
      <mo stretchy="false">=</mo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o stretchy="false">=</mo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{L E} over {R_{n} - G} = {L E} over {L E + H}</annotation>
  </semantics>
</math>
</file>

<file path=Object 1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15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16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

<file path=Object 17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8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9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0/content.xml><?xml version="1.0" encoding="utf-8"?>
<math xmlns="http://www.w3.org/1998/Math/MathML" display="block">
  <semantics>
    <mi>H</mi>
    <annotation encoding="StarMath 5.0">H</annotation>
  </semantics>
</math>
</file>

<file path=Object 21/content.xml><?xml version="1.0" encoding="utf-8"?>
<math xmlns="http://www.w3.org/1998/Math/MathML" display="block">
  <semantics>
    <mrow>
      <msub>
        <mi>y</mi>
        <mn>1</mn>
      </msub>
      <mi>,</mi>
      <msub>
        <mi>y</mi>
        <mn>2</mn>
      </msub>
    </mrow>
    <annotation encoding="StarMath 5.0">y_{1},y_{2}</annotation>
  </semantics>
</math>
</file>

<file path=Object 22/content.xml><?xml version="1.0" encoding="utf-8"?>
<math xmlns="http://www.w3.org/1998/Math/MathML" display="block">
  <semantics>
    <mrow>
      <msub>
        <mi>y</mi>
        <mn>3</mn>
      </msub>
      <mi>,</mi>
      <msub>
        <mi>y</mi>
        <mn>4</mn>
      </msub>
    </mrow>
    <annotation encoding="StarMath 5.0">y_{3},y_{4}</annotation>
  </semantics>
</math>
</file>

<file path=Object 23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24/content.xml><?xml version="1.0" encoding="utf-8"?>
<math xmlns="http://www.w3.org/1998/Math/MathML" display="block">
  <semantics>
    <mrow>
      <msub>
        <mi>x</mi>
        <mn>2</mn>
      </msub>
      <mo stretchy="false">=</mo>
      <mn>0,9</mn>
    </mrow>
    <annotation encoding="StarMath 5.0">x_{2} = 0,9</annotation>
  </semantics>
</math>
</file>

<file path=Object 25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3</mn>
            </msub>
          </mrow>
        </mrow>
        <mo fence="true" stretchy="false">)</mo>
      </mrow>
    </mrow>
    <annotation encoding="StarMath 5.0">(x_{1},y_{1}) e (x_{2}, y_{3})</annotation>
  </semantics>
</math>
</file>

<file path=Object 2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3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3}) e (x_{2}, y_{4})</annotation>
  </semantics>
</math>
</file>

<file path=Object 27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28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29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30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1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2/content.xml><?xml version="1.0" encoding="utf-8"?>
<math xmlns="http://www.w3.org/1998/Math/MathML" display="block">
  <semantics>
    <mrow>
      <mo fence="true" stretchy="false">(</mo>
      <mrow>
        <mn>1</mn>
      </mrow>
      <mo fence="true" stretchy="false">)</mo>
    </mrow>
    <annotation encoding="StarMath 5.0">(1)</annotation>
  </semantics>
</math>
</file>

<file path=Object 33/content.xml><?xml version="1.0" encoding="utf-8"?>
<math xmlns="http://www.w3.org/1998/Math/MathML" display="block">
  <semantics>
    <mrow>
      <mo fence="true" stretchy="false">(</mo>
      <mrow>
        <mn>2</mn>
      </mrow>
      <mo fence="true" stretchy="false">)</mo>
    </mrow>
    <annotation encoding="StarMath 5.0">(2)</annotation>
  </semantics>
</math>
</file>

<file path=Object 34/content.xml><?xml version="1.0" encoding="utf-8"?>
<math xmlns="http://www.w3.org/1998/Math/MathML" display="block">
  <semantics>
    <mrow>
      <mo fence="true" stretchy="false">(</mo>
      <mrow>
        <mn>3</mn>
      </mrow>
      <mo fence="true" stretchy="false">)</mo>
    </mrow>
    <annotation encoding="StarMath 5.0">(3)</annotation>
  </semantics>
</math>
</file>

<file path=Object 35/content.xml><?xml version="1.0" encoding="utf-8"?>
<math xmlns="http://www.w3.org/1998/Math/MathML" display="block">
  <semantics>
    <mrow>
      <mo fence="true" stretchy="false">(</mo>
      <mrow>
        <mn>4</mn>
      </mrow>
      <mo fence="true" stretchy="false">)</mo>
    </mrow>
    <annotation encoding="StarMath 5.0">(4)</annotation>
  </semantics>
</math>
</file>

<file path=Object 36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7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5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row>
        <mi>x</mi>
        <mo stretchy="false">−</mo>
        <mfrac>
          <mi>c</mi>
          <mi>b</mi>
        </mfrac>
      </mrow>
    </mrow>
    <annotation encoding="StarMath 5.0">y = {-a} over {b} x -{c} over{ b } </annotation>
  </semantics>
</math>
</file>

<file path=Object 8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9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